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Porcentaje" style:data-style-name="N13"/>
    <style:style style:name="ce4" style:family="table-cell" style:parent-style-name="Default" style:data-style-name="N13">
      <style:table-cell-properties fo:background-color="transparen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2.80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2">
            <text:p>Material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Pdescontado</text:p>
          </table:table-cell>
          <table:table-cell office:value-type="string" table:style-name="ce2">
            <text:p>IVA</text:p>
          </table:table-cell>
          <table:table-cell office:value-type="string" table:style-name="ce2">
            <text:p>Unidades</text:p>
          </table:table-cell>
          <table:table-cell office:value-type="string" table:style-name="ce2">
            <text:p>Importe fin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terial 1</text:p>
          </table:table-cell>
          <table:table-cell office:value-type="float" office:value="95.65" table:style-name="ce1">
            <text:p>95,65</text:p>
          </table:table-cell>
          <table:table-cell office:value-type="percentage" office:value="0.11" table:style-name="ce3">
            <text:p>11%</text:p>
          </table:table-cell>
          <table:table-cell table:number-columns-repeated="2" table:style-name="ce1"/>
          <table:table-cell office:value-type="float" office:value="149900" table:style-name="ce1">
            <text:p>149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2</text:p>
          </table:table-cell>
          <table:table-cell office:value-type="float" office:value="573.47" table:style-name="ce1">
            <text:p>573,47</text:p>
          </table:table-cell>
          <table:table-cell office:value-type="percentage" office:value="0.06" table:style-name="ce3">
            <text:p>6%</text:p>
          </table:table-cell>
          <table:table-cell table:number-columns-repeated="2" table:style-name="ce1"/>
          <table:table-cell office:value-type="float" office:value="15600" table:style-name="ce1">
            <text:p>15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3</text:p>
          </table:table-cell>
          <table:table-cell office:value-type="float" office:value="430.9" table:style-name="ce1">
            <text:p>430,9</text:p>
          </table:table-cell>
          <table:table-cell office:value-type="percentage" office:value="0.11" table:style-name="ce3">
            <text:p>11%</text:p>
          </table:table-cell>
          <table:table-cell table:number-columns-repeated="2" table:style-name="ce1"/>
          <table:table-cell office:value-type="float" office:value="14900" table:style-name="ce1">
            <text:p>149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4</text:p>
          </table:table-cell>
          <table:table-cell office:value-type="float" office:value="585.77" table:style-name="ce1">
            <text:p>585,77</text:p>
          </table:table-cell>
          <table:table-cell office:value-type="percentage" office:value="0.05" table:style-name="ce3">
            <text:p>5%</text:p>
          </table:table-cell>
          <table:table-cell table:number-columns-repeated="2" table:style-name="ce1"/>
          <table:table-cell office:value-type="float" office:value="59000" table:style-name="ce1">
            <text:p>59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5</text:p>
          </table:table-cell>
          <table:table-cell office:value-type="float" office:value="499.18" table:style-name="ce1">
            <text:p>499,18</text:p>
          </table:table-cell>
          <table:table-cell office:value-type="percentage" office:value="0.05" table:style-name="ce3">
            <text:p>5%</text:p>
          </table:table-cell>
          <table:table-cell table:number-columns-repeated="2" table:style-name="ce1"/>
          <table:table-cell office:value-type="float" office:value="86600" table:style-name="ce1">
            <text:p>866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6</text:p>
          </table:table-cell>
          <table:table-cell office:value-type="float" office:value="63.77" table:style-name="ce1">
            <text:p>63,77</text:p>
          </table:table-cell>
          <table:table-cell office:value-type="percentage" office:value="0.1" table:style-name="ce3">
            <text:p>10%</text:p>
          </table:table-cell>
          <table:table-cell table:number-columns-repeated="2" table:style-name="ce1"/>
          <table:table-cell office:value-type="float" office:value="52500" table:style-name="ce1">
            <text:p>525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7</text:p>
          </table:table-cell>
          <table:table-cell office:value-type="float" office:value="82.14" table:style-name="ce1">
            <text:p>82,14</text:p>
          </table:table-cell>
          <table:table-cell office:value-type="percentage" office:value="0.11" table:style-name="ce3">
            <text:p>11%</text:p>
          </table:table-cell>
          <table:table-cell table:number-columns-repeated="2" table:style-name="ce1"/>
          <table:table-cell office:value-type="float" office:value="64100" table:style-name="ce1">
            <text:p>641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8</text:p>
          </table:table-cell>
          <table:table-cell office:value-type="float" office:value="710.92" table:style-name="ce1">
            <text:p>710,92</text:p>
          </table:table-cell>
          <table:table-cell office:value-type="percentage" office:value="0.1" table:style-name="ce3">
            <text:p>10%</text:p>
          </table:table-cell>
          <table:table-cell table:number-columns-repeated="2" table:style-name="ce1"/>
          <table:table-cell office:value-type="float" office:value="135000" table:style-name="ce1">
            <text:p>1350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9</text:p>
          </table:table-cell>
          <table:table-cell office:value-type="float" office:value="517.47" table:style-name="ce1">
            <text:p>517,47</text:p>
          </table:table-cell>
          <table:table-cell office:value-type="percentage" office:value="0.12" table:style-name="ce3">
            <text:p>12%</text:p>
          </table:table-cell>
          <table:table-cell table:number-columns-repeated="2" table:style-name="ce1"/>
          <table:table-cell office:value-type="float" office:value="136700" table:style-name="ce1">
            <text:p>1367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Material 10</text:p>
          </table:table-cell>
          <table:table-cell office:value-type="float" office:value="701.12" table:style-name="ce1">
            <text:p>701,12</text:p>
          </table:table-cell>
          <table:table-cell office:value-type="percentage" office:value="0.12" table:style-name="ce3">
            <text:p>12%</text:p>
          </table:table-cell>
          <table:table-cell table:number-columns-repeated="2" table:style-name="ce1"/>
          <table:table-cell office:value-type="float" office:value="144800" table:style-name="ce1">
            <text:p>144800</text:p>
          </table:table-cell>
          <table:table-cell table:number-columns-repeated="16378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5">
            <text:p>IVA</text:p>
          </table:table-cell>
          <table:table-cell office:value-type="percentage" office:value="0.21" table:style-name="ce4">
            <text:p>21%</text:p>
          </table:table-cell>
          <table:table-cell table:number-columns-repeated="16382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Fernández</meta:initial-creator>
    <dc:creator>Juan Pablo Cepeda</dc:creator>
    <meta:creation-date>2013-10-17T19:43:21Z</meta:creation-date>
    <dc:date>2017-09-20T21:39:14Z</dc:date>
  </office:meta>
</office:document-meta>
</file>